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style:rel-width="100%" fo:margin-left="0in" table:align="left"/>
    </style:style>
    <style:style style:name="Table2.A" style:family="table-column">
      <style:table-column-properties style:column-width="1.125in" style:rel-column-width="1620*"/>
    </style:style>
    <style:style style:name="Table2.B" style:family="table-column">
      <style:table-column-properties style:column-width="4.1646in" style:rel-column-width="5997*"/>
    </style:style>
    <style:style style:name="Table2.C" style:family="table-column">
      <style:table-column-properties style:column-width="0.7549in" style:rel-column-width="1087*"/>
    </style:style>
    <style:style style:name="Table2.D" style:family="table-column">
      <style:table-column-properties style:column-width="0.3785in" style:rel-column-width="545*"/>
    </style:style>
    <style:style style:name="Table2.E" style:family="table-column">
      <style:table-column-properties style:column-width="0.2701in" style:rel-column-width="389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bottom" fo:padding="0.0194in" fo:border-left="0.05pt solid #000000" fo:border-right="none" fo:border-top="0.05pt solid #000000" fo:border-bottom="0.05pt solid #000000"/>
    </style:style>
    <style:style style:name="Table2.E3" style:family="table-cell">
      <style:table-cell-properties style:vertical-align="bottom" fo:padding="0.0194in" fo:border-left="none" fo:border-right="0.05pt solid #000000" fo:border-top="0.05pt solid #000000" fo:border-bottom="0.05pt solid #000000"/>
    </style:style>
    <style:style style:name="Table2.A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bottom" fo:padding="0.0194in" fo:border-left="0.05pt solid #000000" fo:border-right="none" fo:border-top="none" fo:border-bottom="0.05pt solid #000000"/>
    </style:style>
    <style:style style:name="Table2.E4" style:family="table-cell">
      <style:table-cell-properties style:vertical-align="bottom" fo:padding="0.0194in" fo:border-left="none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1ed7"/>
    </style:style>
    <style:style style:name="P2" style:family="paragraph" style:parent-style-name="Standard">
      <style:text-properties officeooo:rsid="000a95d6" officeooo:paragraph-rsid="00101ed7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53a0f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53a0f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290b95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2b08c4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2d9fe6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3def63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448d8f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46bacc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497cd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4a51f2"/>
    </style:style>
    <style:style style:name="P13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4ef061"/>
    </style:style>
    <style:style style:name="P14" style:family="paragraph" style:parent-style-name="Heading_20_1">
      <style:text-properties officeooo:paragraph-rsid="004ef061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size="11pt" officeooo:rsid="0002c031" officeooo:paragraph-rsid="00153a0f" style:font-size-asian="11pt" style:font-size-complex="11pt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size="11pt" officeooo:rsid="00d2f3b4" officeooo:paragraph-rsid="002d9fe6" style:font-size-asian="11pt" style:font-size-complex="11pt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size="11pt" officeooo:rsid="00d2f3b4" officeooo:paragraph-rsid="00523908" style:font-size-asian="11pt" style:font-size-complex="11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4ef061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4ef061"/>
    </style:style>
    <style:style style:name="P20" style:family="paragraph" style:parent-style-name="Standard">
      <style:text-properties officeooo:paragraph-rsid="004ef061"/>
    </style:style>
    <style:style style:name="P21" style:family="paragraph" style:parent-style-name="Standard">
      <style:text-properties officeooo:paragraph-rsid="00523908"/>
    </style:style>
    <style:style style:name="P22" style:family="paragraph" style:parent-style-name="Table_20_Main_20_Content_20_Center">
      <style:text-properties officeooo:paragraph-rsid="00523908"/>
    </style:style>
    <style:style style:name="P23" style:family="paragraph" style:parent-style-name="Table_20_Main_20_Content_20_Left">
      <style:paragraph-properties fo:text-align="start" style:justify-single-word="false"/>
      <style:text-properties officeooo:paragraph-rsid="00523908"/>
    </style:style>
    <style:style style:name="P24" style:family="paragraph" style:parent-style-name="Table_20_Main_20_Content_20_Left">
      <style:text-properties fo:font-size="12pt" fo:font-weight="bold" officeooo:paragraph-rsid="00523908" style:font-size-asian="12pt" style:font-weight-asian="bold" style:font-size-complex="12pt" style:font-weight-complex="bold"/>
    </style:style>
    <style:style style:name="P25" style:family="paragraph" style:parent-style-name="Table_20_Main_20_Content_20_Left">
      <style:text-properties fo:font-style="italic" officeooo:paragraph-rsid="00523908" style:font-style-asian="italic" style:font-style-complex="italic"/>
    </style:style>
    <style:style style:name="P26" style:family="paragraph" style:parent-style-name="Table_20_Main_20_Content_20_Left">
      <style:text-properties officeooo:paragraph-rsid="00523908"/>
    </style:style>
    <style:style style:name="P27" style:family="paragraph" style:parent-style-name="Table_20_Main_20_Content_20_Left_20_Small">
      <style:text-properties officeooo:paragraph-rsid="00523908"/>
    </style:style>
    <style:style style:name="P28" style:family="paragraph" style:parent-style-name="Table_20_Main_20_Content_20_Right">
      <style:text-properties officeooo:paragraph-rsid="00523908"/>
    </style:style>
    <style:style style:name="P29" style:family="paragraph" style:parent-style-name="Table_20_Main_20_Header">
      <style:text-properties officeooo:paragraph-rsid="00523908"/>
    </style:style>
    <style:style style:name="T1" style:family="text">
      <style:text-properties officeooo:rsid="0002c031"/>
    </style:style>
    <style:style style:name="T2" style:family="text">
      <style:text-properties style:font-name="Arial2" fo:font-size="11pt" officeooo:rsid="00d2f3b4" style:font-size-asian="11pt" style:font-size-complex="11pt"/>
    </style:style>
    <style:style style:name="T3" style:family="text">
      <style:text-properties style:font-name="Arial2" fo:font-size="11pt" officeooo:rsid="018b7c1f" style:font-size-asian="11pt" style:font-size-complex="11pt"/>
    </style:style>
    <style:style style:name="T4" style:family="text">
      <style:text-properties style:font-name="Arial2" fo:font-size="11pt" officeooo:rsid="0002c031" style:font-size-asian="11pt" style:font-size-complex="11pt"/>
    </style:style>
    <style:style style:name="T5" style:family="text">
      <style:text-properties style:font-name="Arial2" fo:font-size="11pt" officeooo:rsid="002d9fe6" style:font-size-asian="11pt" style:font-size-complex="11pt"/>
    </style:style>
    <style:style style:name="T6" style:family="text">
      <style:text-properties style:font-name="Arial2" fo:font-size="11pt" officeooo:rsid="002ea2b0" style:font-size-asian="11pt" style:font-size-complex="11pt"/>
    </style:style>
    <style:style style:name="T7" style:family="text">
      <style:text-properties style:font-name="Arial2" fo:font-size="11pt" officeooo:rsid="003a9b9f" style:font-size-asian="11pt" style:font-size-complex="11pt"/>
    </style:style>
    <style:style style:name="T8" style:family="text">
      <style:text-properties style:font-name="Arial2" fo:font-size="11pt" officeooo:rsid="002763ae" style:font-size-asian="11pt" style:font-size-complex="11pt"/>
    </style:style>
    <style:style style:name="T9" style:family="text">
      <style:text-properties style:font-name="Arial2" fo:font-size="11pt" officeooo:rsid="00431c4a" style:font-size-asian="11pt" style:font-size-complex="11pt"/>
    </style:style>
    <style:style style:name="T10" style:family="text">
      <style:text-properties style:font-name="Arial2" fo:font-size="11pt" officeooo:rsid="01a4d5e9" style:font-size-asian="11pt" style:font-size-complex="11pt"/>
    </style:style>
    <style:style style:name="T11" style:family="text">
      <style:text-properties style:font-name="Arial2" fo:font-size="11pt" officeooo:rsid="004a51f2" style:font-size-asian="11pt" style:font-size-complex="11pt"/>
    </style:style>
    <style:style style:name="T12" style:family="text">
      <style:text-properties style:font-name="Arial2" fo:font-size="11pt" officeooo:rsid="004b159a" style:font-size-asian="11pt" style:font-size-complex="11pt"/>
    </style:style>
    <style:style style:name="T13" style:family="text">
      <style:text-properties style:font-name="Arial2" officeooo:rsid="013c3d96"/>
    </style:style>
    <style:style style:name="T14" style:family="text">
      <style:text-properties officeooo:rsid="018b7c1f"/>
    </style:style>
    <style:style style:name="T15" style:family="text">
      <style:text-properties officeooo:rsid="00d936c0"/>
    </style:style>
    <style:style style:name="T16" style:family="text">
      <style:text-properties officeooo:rsid="028a6e1c"/>
    </style:style>
    <style:style style:name="T17" style:family="text">
      <style:text-properties officeooo:rsid="013c3d96" fo:background-color="#ff3333" loext:char-shading-value="0"/>
    </style:style>
    <style:style style:name="T18" style:family="text">
      <style:text-properties officeooo:rsid="013c3d96"/>
    </style:style>
    <style:style style:name="T19" style:family="text">
      <style:text-properties officeooo:rsid="007f9a8a"/>
    </style:style>
    <style:style style:name="T20" style:family="text">
      <style:text-properties officeooo:rsid="017928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ser name" text:name="py3o.objects.name"/>
        <text:user-field-decl office:value-type="string" office:string-value="DATE ORDER" text:name="py3o.objects.date_order"/>
        <text:user-field-decl office:value-type="string" office:string-value="Partner Name" text:name="py3o.objects.partner_id.name"/>
        <text:user-field-decl office:value-type="string" office:string-value="Product Line" text:name="py3o.line.product_id.name"/>
        <text:user-field-decl office:value-type="string" office:string-value="Partner Name FOR" text:name="py3o.obj.partner_id.name"/>
        <text:user-field-decl office:value-type="string" office:string-value="Document Name" text:name="py3o.doc_name"/>
        <text:user-field-decl office:value-type="string" office:string-value="Order Number" text:name="py3o.o.name"/>
        <text:user-field-decl office:value-type="string" office:string-value="Product supplier code" text:name="py3o.l.product_supplier_code"/>
        <text:user-field-decl office:value-type="string" office:string-value="UoM" text:name="py3o.l.product_uom.name"/>
        <text:user-field-decl office:value-type="string" office:string-value="Name" text:name="py3o.l.name"/>
        <text:user-field-decl office:value-type="string" office:string-value="line_date" text:name="py3o.l.write_date"/>
        <text:user-field-decl office:value-type="string" office:string-value="line_qty" text:name="py3o.l.product_uom_qty"/>
      </text:user-field-decls>
      <text:p text:style-name="P1"><text:span text:style-name="T1"><text:user-field-get text:name="py3o.objects.name">user name</text:user-field-get></text:span><text:span text:style-name="T1"><text:s text:c="2"/></text:span></text:p>
      <text:p text:style-name="P1"/>
      <text:p text:style-name="P2"><text:text-input text:description="py3o.o.date_order">Date O</text:text-input></text:p>
      <text:p text:style-name="P1"/>
      <text:p text:style-name="P2"><text:user-field-get text:name="py3o.objects.date_order">DATE ORDER</text:user-field-get></text:p>
      <text:p text:style-name="P2"/>
      <text:p text:style-name="P1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0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20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16">with="is_proforma=report_xml.report_name=='sale.report_saleorder_pro_forma' or obj._context.get('proforma')"</text:span></text:a></text:p>
      <text:p text:style-name="P19"><text:a xlink:type="simple" xlink:href="py3o://with=%22doc_name=(is_proforma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16">with="doc_name=(is_proforma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19"><text:a xlink:type="simple" xlink:href="py3o://if=%22o.state%20!=%20'cancel'%22" text:style-name="Internet_20_link" text:visited-style-name="Visited_20_Internet_20_Link"><text:span text:style-name="T14">if="o.state != 'cancel'"</text:span></text:a></text:p>
      <text:h text:style-name="P14" text:outline-level="1"><text:user-field-get text:name="py3o.doc_name">Document Name</text:user-field-get><text:s/>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8">/if</text:span></text:a></text:p>
      <text:p text:style-name="P19"><text:a xlink:type="simple" xlink:href="py3o://if=%22o.state%20==%20'cancel'%22" text:style-name="Internet_20_link" text:visited-style-name="Visited_20_Internet_20_Link"><text:span text:style-name="T13">if="o.state == 'cancel'"</text:span></text:a></text:p>
      <text:h text:style-name="P14" text:outline-level="1"><text:user-field-get text:name="py3o.doc_name">Document Name</text:user-field-get><text:s/><text:span text:style-name="T17">annulé</text:span><text:span text:style-name="T18"> </text:span>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8">/if</text:span></text:a></text:p>
      <text:p text:style-name="P13"><text:a xlink:type="simple" xlink:href="py3o:///with" text:style-name="Internet_20_link" text:visited-style-name="Visited_20_Internet_20_Link"><text:span text:style-name="T10">/with</text:span></text:a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29"><text:text-input text:description="py3o://function=&quot;lang=='fr_FR' and 'Code Frn' or 'Supplier Code'&quot;">Supplier Code</text:text-input></text:p>
            </table:table-cell>
            <table:table-cell table:style-name="Table2.A1" office:value-type="string">
              <text:p text:style-name="P29">Description</text:p>
            </table:table-cell>
            <table:table-cell table:style-name="Table2.A1" office:value-type="string">
              <text:p text:style-name="P29"><text:text-input text:description="py3o://function=&quot;lang=='fr_FR' and 'Date demandée' or 'Requested Date'&quot;">Requested Date</text:text-input></text:p>
            </table:table-cell>
            <table:table-cell table:style-name="Table2.D1" table:number-columns-spanned="2" office:value-type="string">
              <text:p text:style-name="P29"><text:text-input text:description="py3o://function=&quot;lang=='fr_FR' and 'Qté' or 'Qty'&quot;">Qty</text:text-input>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26"><text:a xlink:type="simple" xlink:href="py3o://for=%22l%20in%20o.order_line%22" text:style-name="Internet_20_link" text:visited-style-name="Visited_20_Internet_20_Link"><text:span text:style-name="T19">for="l in o.order_line"</text:span></text:a></text:p>
          </table:table-cell>
          <table:table-cell table:style-name="Table2.C2" office:value-type="string">
            <text:p text:style-name="P26"/>
          </table:table-cell>
          <table:table-cell table:style-name="Table2.D2" office:value-type="string">
            <text:p text:style-name="P26"/>
          </table:table-cell>
          <table:table-cell table:style-name="Table2.E2" office:value-type="string">
            <text:p text:style-name="P26"/>
          </table:table-cell>
        </table:table-row>
        <table:table-row table:style-name="Table2.1">
          <table:table-cell table:style-name="Table2.A3" office:value-type="string">
            <text:p text:style-name="P26"/>
          </table:table-cell>
          <table:table-cell table:style-name="Table2.B3" office:value-type="string">
            <text:p text:style-name="P26"><text:a xlink:type="simple" xlink:href="py3o://if=%22not%20l.display_type%22" text:style-name="Internet_20_link" text:visited-style-name="Visited_20_Internet_20_Link"><text:span text:style-name="T20">if="not l.display_type"</text:span></text:a></text:p>
          </table:table-cell>
          <table:table-cell table:style-name="Table2.C4" office:value-type="string">
            <text:p text:style-name="P22"/>
          </table:table-cell>
          <table:table-cell table:style-name="Table2.D3" office:value-type="string">
            <text:p text:style-name="P28"/>
          </table:table-cell>
          <table:table-cell table:style-name="Table2.E3" office:value-type="string">
            <text:p text:style-name="P27"/>
          </table:table-cell>
        </table:table-row>
        <table:table-row table:style-name="Table2.1">
          <table:table-cell table:style-name="Table2.A4" office:value-type="string">
            <text:p text:style-name="P26"><text:user-field-get text:name="py3o.l.name">Name</text:user-field-get></text:p>
          </table:table-cell>
          <table:table-cell table:style-name="Table2.B4" office:value-type="string">
            <text:p text:style-name="P26"><text:text-input text:description="py3o://function=&quot;format_multiline_value(l.name)&quot;">[l.name]</text:text-input></text:p>
          </table:table-cell>
          <table:table-cell table:style-name="Table2.C4" office:value-type="string">
            <text:p text:style-name="P22"><text:user-field-get text:name="py3o.l.write_date">line_date</text:user-field-get></text:p>
          </table:table-cell>
          <table:table-cell table:style-name="Table2.D4" office:value-type="string">
            <text:p text:style-name="P28"><text:user-field-get text:name="py3o.l.product_uom_qty">line_qty</text:user-field-get></text:p>
          </table:table-cell>
          <table:table-cell table:style-name="Table2.E4" office:value-type="string">
            <text:p text:style-name="P27"><text:user-field-get text:name="py3o.l.product_uom.name">UoM</text:user-field-get></text:p>
          </table:table-cell>
        </table:table-row>
        <table:table-row table:style-name="Table2.1">
          <table:table-cell table:style-name="Table2.A5" office:value-type="string">
            <text:p text:style-name="P23"/>
          </table:table-cell>
          <table:table-cell table:style-name="Table2.B5" office:value-type="string">
            <text:p text:style-name="P23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2.C11" office:value-type="string">
            <text:p text:style-name="P26"/>
          </table:table-cell>
          <table:table-cell table:style-name="Table2.D5" office:value-type="string">
            <text:p text:style-name="P26"/>
          </table:table-cell>
          <table:table-cell table:style-name="Table2.E5" office:value-type="string">
            <text:p text:style-name="P26"/>
          </table:table-cell>
        </table:table-row>
        <table:table-row table:style-name="Table2.1">
          <table:table-cell table:style-name="Table2.A6" office:value-type="string">
            <text:p text:style-name="P26"/>
          </table:table-cell>
          <table:table-cell table:style-name="Table2.B6" office:value-type="string">
            <text:p text:style-name="P26"><text:a xlink:type="simple" xlink:href="py3o://if=%22l.display_type%20==%20'line_section'%22" text:style-name="Internet_20_link" text:visited-style-name="Visited_20_Internet_20_Link"><text:span text:style-name="T20">if="l.display_type == 'line_section'"</text:span></text:a></text:p>
          </table:table-cell>
          <table:table-cell table:style-name="Table2.C11" office:value-type="string">
            <text:p text:style-name="P26"/>
          </table:table-cell>
          <table:table-cell table:style-name="Table2.D6" office:value-type="string">
            <text:p text:style-name="P26"/>
          </table:table-cell>
          <table:table-cell table:style-name="Table2.E6" office:value-type="string">
            <text:p text:style-name="P26"/>
          </table:table-cell>
        </table:table-row>
        <table:table-row table:style-name="Table2.1">
          <table:table-cell table:style-name="Table2.A7" table:number-columns-spanned="5" office:value-type="string">
            <text:p text:style-name="P24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office:value-type="string">
            <text:p text:style-name="P23"/>
          </table:table-cell>
          <table:table-cell table:style-name="Table2.B8" office:value-type="string">
            <text:p text:style-name="P23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2.C11" office:value-type="string">
            <text:p text:style-name="P26"/>
          </table:table-cell>
          <table:table-cell table:style-name="Table2.D8" office:value-type="string">
            <text:p text:style-name="P26"/>
          </table:table-cell>
          <table:table-cell table:style-name="Table2.E8" office:value-type="string">
            <text:p text:style-name="P26"/>
          </table:table-cell>
        </table:table-row>
        <table:table-row table:style-name="Table2.1">
          <table:table-cell table:style-name="Table2.A9" office:value-type="string">
            <text:p text:style-name="P26"/>
          </table:table-cell>
          <table:table-cell table:style-name="Table2.B9" office:value-type="string">
            <text:p text:style-name="P26"><text:a xlink:type="simple" xlink:href="py3o://if=%22l.display_type%20==%20'line_note'%22" text:style-name="Internet_20_link" text:visited-style-name="Visited_20_Internet_20_Link"><text:span text:style-name="T20">if="l.display_type == 'line_note'"</text:span></text:a></text:p>
          </table:table-cell>
          <table:table-cell table:style-name="Table2.C11" office:value-type="string">
            <text:p text:style-name="P26"/>
          </table:table-cell>
          <table:table-cell table:style-name="Table2.D9" office:value-type="string">
            <text:p text:style-name="P26"/>
          </table:table-cell>
          <table:table-cell table:style-name="Table2.E9" office:value-type="string">
            <text:p text:style-name="P26"/>
          </table:table-cell>
        </table:table-row>
        <table:table-row table:style-name="Table2.1">
          <table:table-cell table:style-name="Table2.A10" table:number-columns-spanned="5" office:value-type="string">
            <text:p text:style-name="P25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office:value-type="string">
            <text:p text:style-name="P23"/>
          </table:table-cell>
          <table:table-cell table:style-name="Table2.B11" office:value-type="string">
            <text:p text:style-name="P23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2.C11" office:value-type="string">
            <text:p text:style-name="P26"/>
          </table:table-cell>
          <table:table-cell table:style-name="Table2.D11" office:value-type="string">
            <text:p text:style-name="P26"/>
          </table:table-cell>
          <table:table-cell table:style-name="Table2.E11" office:value-type="string">
            <text:p text:style-name="P26"/>
          </table:table-cell>
        </table:table-row>
        <table:table-row table:style-name="Table2.1">
          <table:table-cell table:style-name="Table2.A12" office:value-type="string">
            <text:p text:style-name="P26"/>
          </table:table-cell>
          <table:table-cell table:style-name="Table2.B12" office:value-type="string">
            <text:p text:style-name="P26"><text:a xlink:type="simple" xlink:href="py3o:///for" text:style-name="Internet_20_link" text:visited-style-name="Visited_20_Internet_20_Link">/for</text:a></text:p>
          </table:table-cell>
          <table:table-cell table:style-name="Table2.C12" office:value-type="string">
            <text:p text:style-name="P26"/>
          </table:table-cell>
          <table:table-cell table:style-name="Table2.D12" office:value-type="string">
            <text:p text:style-name="P26"/>
          </table:table-cell>
          <table:table-cell table:style-name="Table2.E12" office:value-type="string">
            <text:p text:style-name="P26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04T11:11:24.791934295</meta:creation-date>
    <dc:date>2023-02-09T10:27:25.960192184</dc:date>
    <meta:editing-duration>PT2H42M25S</meta:editing-duration>
    <meta:editing-cycles>63</meta:editing-cycles>
    <meta:generator>LibreOffice/6.4.7.2$Linux_X86_64 LibreOffice_project/40$Build-2</meta:generator>
    <meta:document-statistic meta:table-count="1" meta:image-count="0" meta:object-count="0" meta:page-count="1" meta:paragraph-count="34" meta:word-count="107" meta:character-count="844" meta:non-whitespace-character-count="783"/>
  </office:meta>
</office:document-meta>
</file>